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or</text:p>
          </table:table-cell>
          <table:table-cell office:value-type="string" calcext:value-type="string">
            <text:p>Rich</text:p>
          </table:table-cell>
        </table:table-row>
        <table:table-row table:style-name="ro1">
          <table:table-cell office:value-type="string" calcext:value-type="string">
            <text:p>Round 1</text:p>
          </table:table-cell>
          <table:table-cell office:value-type="float" office:value="0.625669" calcext:value-type="float">
            <text:p>0.625669</text:p>
          </table:table-cell>
          <table:table-cell office:value-type="float" office:value="1.01102" calcext:value-type="float">
            <text:p>1.01102</text:p>
          </table:table-cell>
        </table:table-row>
        <table:table-row table:style-name="ro1">
          <table:table-cell office:value-type="string" calcext:value-type="string">
            <text:p>Round 2</text:p>
          </table:table-cell>
          <table:table-cell office:value-type="float" office:value="0.18394" calcext:value-type="float">
            <text:p>0.18394</text:p>
          </table:table-cell>
          <table:table-cell office:value-type="float" office:value="0.555143" calcext:value-type="float">
            <text:p>0.555143</text:p>
          </table:table-cell>
        </table:table-row>
        <table:table-row table:style-name="ro1">
          <table:table-cell office:value-type="string" calcext:value-type="string">
            <text:p>Roiund 3</text:p>
          </table:table-cell>
          <table:table-cell office:value-type="float" office:value="0.0160845" calcext:value-type="float">
            <text:p>0.0160845</text:p>
          </table:table-cell>
          <table:table-cell office:value-type="float" office:value="0.31482" calcext:value-type="float">
            <text:p>0.31482</text:p>
          </table:table-cell>
        </table:table-row>
        <table:table-row table:style-name="ro1">
          <table:table-cell office:value-type="string" calcext:value-type="string">
            <text:p>Round 4</text:p>
          </table:table-cell>
          <table:table-cell office:value-type="float" office:value="0.000410927" calcext:value-type="float">
            <text:p>0.000410927</text:p>
          </table:table-cell>
          <table:table-cell office:value-type="float" office:value="0.229735" calcext:value-type="float">
            <text:p>0.229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4.2.3$Linux_X86_64 LibreOffice_project/40$Build-3</meta:generator>
    <dc:date>2023-01-03T09:46:05.166774359</dc:date>
    <meta:editing-duration>PT4M58S</meta:editing-duration>
    <meta:editing-cycles>1</meta:editing-cycles>
    <meta:document-statistic meta:table-count="1" meta:cell-count="14" meta:object-count="0"/>
  </office:meta>
</office:document-meta>
</file>